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3992f5" style:font-weight-asian="bold" style:font-weight-complex="bold"/>
    </style:style>
    <style:style style:name="P2" style:family="paragraph" style:parent-style-name="Standard">
      <style:text-properties fo:font-weight="bold" officeooo:rsid="00326ca0" officeooo:paragraph-rsid="00326ca0" style:font-weight-asian="bold" style:font-weight-complex="bold"/>
    </style:style>
    <style:style style:name="P3" style:family="paragraph" style:parent-style-name="Standard">
      <style:text-properties fo:font-weight="bold" officeooo:rsid="0033478e" officeooo:paragraph-rsid="0033478e" style:font-weight-asian="bold" style:font-weight-complex="bold"/>
    </style:style>
    <style:style style:name="P4" style:family="paragraph" style:parent-style-name="Standard">
      <style:text-properties fo:font-weight="bold" officeooo:rsid="0037212d" officeooo:paragraph-rsid="0037212d" style:font-weight-asian="bold" style:font-weight-complex="bold"/>
    </style:style>
    <style:style style:name="P5" style:family="paragraph" style:parent-style-name="Standard">
      <style:text-properties fo:font-weight="bold" officeooo:rsid="003992f5" officeooo:paragraph-rsid="003992f5" style:font-weight-asian="bold" style:font-weight-complex="bold"/>
    </style:style>
    <style:style style:name="P6" style:family="paragraph" style:parent-style-name="Standard">
      <style:text-properties fo:font-weight="bold" officeooo:rsid="003992f5" officeooo:paragraph-rsid="004fd9b6" style:font-weight-asian="bold" style:font-weight-complex="bold"/>
    </style:style>
    <style:style style:name="P7" style:family="paragraph" style:parent-style-name="Standard">
      <style:text-properties fo:font-weight="bold" officeooo:rsid="003afa66" officeooo:paragraph-rsid="003afa66" style:font-weight-asian="bold" style:font-weight-complex="bold"/>
    </style:style>
    <style:style style:name="P8" style:family="paragraph" style:parent-style-name="Standard">
      <style:text-properties fo:font-weight="bold" officeooo:rsid="00461f64" officeooo:paragraph-rsid="00461f64" style:font-weight-asian="bold" style:font-weight-complex="bold"/>
    </style:style>
    <style:style style:name="P9" style:family="paragraph" style:parent-style-name="Standard">
      <style:text-properties fo:font-weight="bold" officeooo:rsid="0027f257" officeooo:paragraph-rsid="0027f257" fo:background-color="#ffff00" style:font-weight-asian="bold" style:font-weight-complex="bold"/>
    </style:style>
    <style:style style:name="P10" style:family="paragraph" style:parent-style-name="Standard">
      <style:text-properties fo:font-weight="bold" officeooo:rsid="00326ca0" officeooo:paragraph-rsid="00326ca0" fo:background-color="#ffff00" style:font-weight-asian="bold" style:font-weight-complex="bold"/>
    </style:style>
    <style:style style:name="P11" style:family="paragraph" style:parent-style-name="Standard">
      <style:text-properties fo:font-weight="bold" officeooo:rsid="00461f64" officeooo:paragraph-rsid="00461f64" fo:background-color="#ffff00" style:font-weight-asian="bold" style:font-weight-complex="bold"/>
    </style:style>
    <style:style style:name="P12" style:family="paragraph" style:parent-style-name="Standard">
      <style:text-properties fo:font-weight="bold" officeooo:rsid="00316ab2" officeooo:paragraph-rsid="00316ab2" fo:background-color="#ffff00" style:font-weight-asian="bold" style:font-weight-complex="bold"/>
    </style:style>
    <style:style style:name="P13" style:family="paragraph" style:parent-style-name="Standard">
      <style:text-properties fo:font-weight="bold" officeooo:rsid="004b5098" officeooo:paragraph-rsid="004b5098" fo:background-color="#ffff00" style:font-weight-asian="bold" style:font-weight-complex="bold"/>
    </style:style>
    <style:style style:name="P14" style:family="paragraph" style:parent-style-name="Standard">
      <style:text-properties fo:font-weight="normal" officeooo:rsid="003230c6" officeooo:paragraph-rsid="003230c6" style:font-weight-asian="normal" style:font-weight-complex="normal"/>
    </style:style>
    <style:style style:name="P15" style:family="paragraph" style:parent-style-name="Standard">
      <style:text-properties fo:font-weight="normal" officeooo:rsid="00326ca0" officeooo:paragraph-rsid="00326ca0" style:font-weight-asian="normal" style:font-weight-complex="normal"/>
    </style:style>
    <style:style style:name="P16" style:family="paragraph" style:parent-style-name="Standard">
      <style:text-properties fo:font-weight="normal" officeooo:rsid="0034e3ec" officeooo:paragraph-rsid="0034e3ec" style:font-weight-asian="normal" style:font-weight-complex="normal"/>
    </style:style>
    <style:style style:name="P17" style:family="paragraph" style:parent-style-name="Standard">
      <style:text-properties fo:font-weight="normal" officeooo:rsid="00369a85" officeooo:paragraph-rsid="00369a85" style:font-weight-asian="normal" style:font-weight-complex="normal"/>
    </style:style>
    <style:style style:name="P18" style:family="paragraph" style:parent-style-name="Standard">
      <style:text-properties fo:font-weight="normal" officeooo:rsid="0037212d" officeooo:paragraph-rsid="0037212d" style:font-weight-asian="normal" style:font-weight-complex="normal"/>
    </style:style>
    <style:style style:name="P19" style:family="paragraph" style:parent-style-name="Standard">
      <style:text-properties fo:font-weight="normal" officeooo:rsid="0038d7a8" officeooo:paragraph-rsid="0038d7a8" style:font-weight-asian="normal" style:font-weight-complex="normal"/>
    </style:style>
    <style:style style:name="P20" style:family="paragraph" style:parent-style-name="Standard">
      <style:text-properties fo:font-weight="normal" officeooo:rsid="003afa66" officeooo:paragraph-rsid="003afa66" style:font-weight-asian="normal" style:font-weight-complex="normal"/>
    </style:style>
    <style:style style:name="P21" style:family="paragraph" style:parent-style-name="Standard">
      <style:text-properties fo:font-weight="normal" officeooo:rsid="003c5d2f" officeooo:paragraph-rsid="003c5d2f" style:font-weight-asian="normal" style:font-weight-complex="normal"/>
    </style:style>
    <style:style style:name="P22" style:family="paragraph" style:parent-style-name="Standard">
      <style:text-properties fo:font-weight="normal" officeooo:rsid="0043d0a3" officeooo:paragraph-rsid="0043d0a3" style:font-weight-asian="normal" style:font-weight-complex="normal"/>
    </style:style>
    <style:style style:name="P23" style:family="paragraph" style:parent-style-name="Standard">
      <style:text-properties fo:font-weight="normal" officeooo:rsid="004cf065" officeooo:paragraph-rsid="004cf065" style:font-weight-asian="normal" style:font-weight-complex="normal"/>
    </style:style>
    <style:style style:name="P24" style:family="paragraph" style:parent-style-name="Standard">
      <style:text-properties fo:font-weight="normal" officeooo:rsid="004ef945" officeooo:paragraph-rsid="003992f5" style:font-weight-asian="normal" style:font-weight-complex="normal"/>
    </style:style>
    <style:style style:name="P25" style:family="paragraph" style:parent-style-name="Standard">
      <style:text-properties fo:font-weight="normal" officeooo:rsid="00326ca0" officeooo:paragraph-rsid="00326ca0" fo:background-color="#ffff00" style:font-weight-asian="normal" style:font-weight-complex="normal"/>
    </style:style>
    <style:style style:name="P26" style:family="paragraph" style:parent-style-name="Standard">
      <style:text-properties fo:font-weight="normal" officeooo:rsid="003c6a78" officeooo:paragraph-rsid="003c6a78" fo:background-color="#ffff00" style:font-weight-asian="normal" style:font-weight-complex="normal"/>
    </style:style>
    <style:style style:name="P27" style:family="paragraph" style:parent-style-name="Standard">
      <style:text-properties fo:font-weight="normal" officeooo:rsid="00369a85" officeooo:paragraph-rsid="00369a85" fo:background-color="#ffff00" style:font-weight-asian="normal" style:font-weight-complex="normal"/>
    </style:style>
    <style:style style:name="P28" style:family="paragraph" style:parent-style-name="Standard">
      <style:text-properties fo:font-weight="normal" officeooo:rsid="0037212d" officeooo:paragraph-rsid="0037212d" fo:background-color="#ffff00" style:font-weight-asian="normal" style:font-weight-complex="normal"/>
    </style:style>
    <style:style style:name="P29" style:family="paragraph" style:parent-style-name="Standard">
      <style:text-properties fo:font-weight="normal" officeooo:rsid="0038d7a8" officeooo:paragraph-rsid="0038d7a8" fo:background-color="#ffff00" style:font-weight-asian="normal" style:font-weight-complex="normal"/>
    </style:style>
    <style:style style:name="P30" style:family="paragraph" style:parent-style-name="Standard">
      <style:text-properties fo:font-weight="normal" officeooo:rsid="003230c6" officeooo:paragraph-rsid="003230c6" fo:background-color="#ffff00" style:font-weight-asian="normal" style:font-weight-complex="normal"/>
    </style:style>
    <style:style style:name="P31" style:family="paragraph" style:parent-style-name="Standard">
      <style:text-properties fo:font-weight="normal" officeooo:rsid="003afa66" officeooo:paragraph-rsid="003afa66" fo:background-color="#ffff00" style:font-weight-asian="normal" style:font-weight-complex="normal"/>
    </style:style>
    <style:style style:name="P32" style:family="paragraph" style:parent-style-name="Standard">
      <style:text-properties fo:font-weight="normal" officeooo:rsid="0043d0a3" officeooo:paragraph-rsid="0043d0a3" fo:background-color="#ffff00" style:font-weight-asian="normal" style:font-weight-complex="normal"/>
    </style:style>
    <style:style style:name="P33" style:family="paragraph" style:parent-style-name="Standard">
      <style:text-properties officeooo:paragraph-rsid="001eff21" fo:background-color="#ffff00"/>
    </style:style>
    <style:style style:name="P34" style:family="paragraph" style:parent-style-name="Standard">
      <style:text-properties officeooo:paragraph-rsid="002200a0" fo:background-color="#ffff00"/>
    </style:style>
    <style:style style:name="P35" style:family="paragraph" style:parent-style-name="Standard">
      <style:text-properties officeooo:paragraph-rsid="0024a295" fo:background-color="#ffff00"/>
    </style:style>
    <style:style style:name="P36" style:family="paragraph" style:parent-style-name="Standard">
      <style:text-properties officeooo:rsid="00264fb3" officeooo:paragraph-rsid="0024a295" fo:background-color="#ffff00"/>
    </style:style>
    <style:style style:name="P37" style:family="paragraph" style:parent-style-name="Standard">
      <style:text-properties officeooo:rsid="0027f257" officeooo:paragraph-rsid="0027f257" fo:background-color="#ffff00"/>
    </style:style>
    <style:style style:name="P38" style:family="paragraph" style:parent-style-name="Standard">
      <style:text-properties officeooo:rsid="002952f7" officeooo:paragraph-rsid="002952f7" fo:background-color="#ffff00"/>
    </style:style>
    <style:style style:name="P39" style:family="paragraph" style:parent-style-name="Standard">
      <style:text-properties officeooo:rsid="00298070" officeooo:paragraph-rsid="00298070" fo:background-color="#ffff00"/>
    </style:style>
    <style:style style:name="P40" style:family="paragraph" style:parent-style-name="Standard">
      <style:text-properties officeooo:rsid="0029944a" officeooo:paragraph-rsid="0029944a" fo:background-color="#ffff00"/>
    </style:style>
    <style:style style:name="P41" style:family="paragraph" style:parent-style-name="Standard">
      <style:text-properties officeooo:rsid="002af1e0" officeooo:paragraph-rsid="002af1e0" fo:background-color="#ffff00"/>
    </style:style>
    <style:style style:name="P42" style:family="paragraph" style:parent-style-name="Standard">
      <style:text-properties officeooo:paragraph-rsid="002af1e0" fo:background-color="#ffff00"/>
    </style:style>
    <style:style style:name="P43" style:family="paragraph" style:parent-style-name="Standard">
      <style:text-properties officeooo:rsid="002cc29d" officeooo:paragraph-rsid="002cc29d" fo:background-color="#ffff00"/>
    </style:style>
    <style:style style:name="P44" style:family="paragraph" style:parent-style-name="Standard">
      <style:text-properties officeooo:rsid="002f1c6f" officeooo:paragraph-rsid="002f1c6f" fo:background-color="#ffff00"/>
    </style:style>
    <style:style style:name="P45" style:family="paragraph" style:parent-style-name="Standard">
      <style:text-properties officeooo:rsid="0030fc23" officeooo:paragraph-rsid="0030fc23" fo:background-color="#ffff00"/>
    </style:style>
    <style:style style:name="P46" style:family="paragraph" style:parent-style-name="Standard">
      <style:text-properties fo:color="#000000" fo:font-weight="normal" officeooo:rsid="00452626" officeooo:paragraph-rsid="00452626" fo:background-color="#ffff00" style:font-weight-asian="normal" style:font-weight-complex="normal"/>
    </style:style>
    <style:style style:name="P47" style:family="paragraph" style:parent-style-name="Standard">
      <style:text-properties fo:font-weight="normal" officeooo:rsid="00502d22" officeooo:paragraph-rsid="00502d22" fo:background-color="#ffff00" style:font-weight-asian="normal" style:font-weight-complex="normal"/>
    </style:style>
    <style:style style:name="P48" style:family="paragraph" style:parent-style-name="Standard">
      <style:text-properties fo:font-weight="normal" officeooo:rsid="0053c809" officeooo:paragraph-rsid="0053c809" fo:background-color="#ffff00" style:font-weight-asian="normal" style:font-weight-complex="normal"/>
    </style:style>
    <style:style style:name="P49" style:family="paragraph" style:parent-style-name="Standard">
      <style:text-properties fo:font-weight="normal" officeooo:rsid="004ef945" officeooo:paragraph-rsid="004ef945" fo:background-color="#ffff00" style:font-weight-asian="normal" style:font-weight-complex="normal"/>
    </style:style>
    <style:style style:name="P50" style:family="paragraph" style:parent-style-name="Standard">
      <style:text-properties fo:font-weight="normal" officeooo:rsid="0043d0a3" officeooo:paragraph-rsid="0043d0a3" fo:background-color="#ffff00" style:font-weight-asian="normal" style:font-weight-complex="normal"/>
    </style:style>
    <style:style style:name="P51" style:family="paragraph" style:parent-style-name="Standard">
      <style:text-properties fo:font-weight="normal" officeooo:rsid="003c5d2f" officeooo:paragraph-rsid="0043d0a3" fo:background-color="#ffff00" style:font-weight-asian="normal" style:font-weight-complex="normal"/>
    </style:style>
    <style:style style:name="P52" style:family="paragraph" style:parent-style-name="Standard">
      <style:text-properties fo:font-weight="normal" officeooo:rsid="00502d22" officeooo:paragraph-rsid="00502d22" style:font-weight-asian="normal" style:font-weight-complex="normal"/>
    </style:style>
    <style:style style:name="P53" style:family="paragraph" style:parent-style-name="Standard">
      <style:text-properties fo:font-weight="normal" officeooo:rsid="0043e82c" officeooo:paragraph-rsid="0043d0a3" style:font-weight-asian="normal" style:font-weight-complex="normal"/>
    </style:style>
    <style:style style:name="P54" style:family="paragraph" style:parent-style-name="Standard">
      <style:text-properties fo:font-weight="normal" officeooo:rsid="005359d9" officeooo:paragraph-rsid="005359d9" style:font-weight-asian="normal" style:font-weight-complex="normal"/>
    </style:style>
    <style:style style:name="T1" style:family="text">
      <style:text-properties officeooo:rsid="001eff21"/>
    </style:style>
    <style:style style:name="T2" style:family="text">
      <style:text-properties officeooo:rsid="0020f2c9"/>
    </style:style>
    <style:style style:name="T3" style:family="text">
      <style:text-properties officeooo:rsid="002200a0"/>
    </style:style>
    <style:style style:name="T4" style:family="text">
      <style:text-properties officeooo:rsid="0022cd12"/>
    </style:style>
    <style:style style:name="T5" style:family="text">
      <style:text-properties officeooo:rsid="0024a295"/>
    </style:style>
    <style:style style:name="T6" style:family="text">
      <style:text-properties officeooo:rsid="00264fb3"/>
    </style:style>
    <style:style style:name="T7" style:family="text">
      <style:text-properties officeooo:rsid="002af1e0"/>
    </style:style>
    <style:style style:name="T8" style:family="text">
      <style:text-properties officeooo:rsid="002cc29d"/>
    </style:style>
    <style:style style:name="T9" style:family="text">
      <style:text-properties officeooo:rsid="003992f5"/>
    </style:style>
    <style:style style:name="T10" style:family="text">
      <style:text-properties officeooo:rsid="0043d0a3"/>
    </style:style>
    <style:style style:name="T11" style:family="text">
      <style:text-properties officeooo:rsid="0043e82c"/>
    </style:style>
    <style:style style:name="T12" style:family="text">
      <style:text-properties fo:background-color="#ffff00"/>
    </style:style>
    <style:style style:name="T13" style:family="text">
      <style:text-properties officeooo:rsid="003992f5" fo:background-color="#ffff00"/>
    </style:style>
    <style:style style:name="T14" style:family="text">
      <style:text-properties officeooo:rsid="003c6a78" fo:background-color="#ffff00"/>
    </style:style>
    <style:style style:name="T15" style:family="text">
      <style:text-properties officeooo:rsid="004fd9b6"/>
    </style:style>
    <style:style style:name="T16" style:family="text">
      <style:text-properties officeooo:rsid="00501442"/>
    </style:style>
    <style:style style:name="T17" style:family="text">
      <style:text-properties officeooo:rsid="00513f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1">Titre : </text:span><text:span text:style-name="T2">bien être traditionnel chinois</text:span></text:p>
      <text:p text:style-name="P34"><text:span text:style-name="T3">Menu </text:span><text:span text:style-name="T4">header</text:span><text:span text:style-name="T3"> : ajouter item « stages »</text:span></text:p>
      <text:p text:style-name="P35"><text:span text:style-name="T5">Menu barre : ajouter « Drainage lymphatique </text:span><text:span text:style-name="T6">chinois</text:span><text:span text:style-name="T5">», </text:span><text:span text:style-name="T6">renommer réfléxologie plantaire en réfléxologie plantaire chinoise.</text:span></text:p>
      <text:p text:style-name="P36"/>
      <text:p text:style-name="P9">Contenu « bienvenue » :</text:p>
      <text:p text:style-name="P37"/>
      <text:p text:style-name="P38">Titre : Massage bien-être chinois (Tui Na, réfléxologie plantaire, drainage lymphatique) et détoxination à LILLE</text:p>
      <text:p text:style-name="P38"/>
      <text:p text:style-name="P39">Texte :</text:p>
      <text:p text:style-name="P40">Se renseigner sur le terme « soin » ; droit ou pas ?</text:p>
      <text:p text:style-name="P40"/>
      <text:p text:style-name="P41">La réfléxologie plantaire selon les méridiens de la Médecine TC</text:p>
      <text:p text:style-name="P41"/>
      <text:p text:style-name="P41">Ajouter drainage lymphatique chinois</text:p>
      <text:p text:style-name="P41"/>
      <text:p text:style-name="P42"><text:span text:style-name="T7">la détoxination </text:span><text:span text:style-name="T8">basés sur </text:span><text:span text:style-name="T7">les préceptes diététiques chinois</text:span></text:p>
      <text:p text:style-name="P41"/>
      <text:p text:style-name="P43">l'irrigation du colon</text:p>
      <text:p text:style-name="P43"/>
      <text:p text:style-name="P44">mettre un gris un peu plus fonçé</text:p>
      <text:p text:style-name="P44"/>
      <text:p text:style-name="P44">augmenter la taille de la police du contenu</text:p>
      <text:p text:style-name="P44"/>
      <text:p text:style-name="P45">Rajouter un paragraphe sur ce qu'est la médecine traditionnelle chinoise, sa vision holistique du corps humain, basée sur plus de 4000 milles ans de pratique.</text:p>
      <text:p text:style-name="P45"/>
      <text:p text:style-name="P12">Contenu qui-suis-je</text:p>
      <text:p text:style-name="P12"><text:s/></text:p>
      <text:p text:style-name="P30">paragraphe : formation (10 lignes)</text:p>
      <text:p text:style-name="P30">paragraphe : expérience (10 lignes)</text:p>
      <text:p text:style-name="P30">paragraphe : votre vision de la santé et de comment la garder (10 lignes)</text:p>
      <text:p text:style-name="P14"/>
      <text:p text:style-name="P10">Tarif des soins</text:p>
      <text:p text:style-name="P10"/>
      <text:p text:style-name="P10">Refaire une grille</text:p>
      <text:p text:style-name="P2"/>
      <text:p text:style-name="P25">Tui Na détente et harmonisation (30 min, 60, 90, 120)</text:p>
      <text:p text:style-name="P25">Réfléxologie (30, 60)</text:p>
      <text:p text:style-name="P25">Irrigation du colon (1 ou 2 seances)</text:p>
      <text:p text:style-name="P26">Drainage lymphatique (90 minutes, 85 euros)</text:p>
      <text:p text:style-name="P15"/>
      <text:p text:style-name="P3">Contact</text:p>
      <text:p text:style-name="P16">Formulaire de contact après si trop de spam</text:p>
      <text:p text:style-name="P16"/>
      <text:p text:style-name="P27">Praticienne bien-être en médecine traditionnelle chinoise</text:p>
      <text:p text:style-name="P17"/>
      <text:p text:style-name="P4">Massage Tui Na</text:p>
      <text:p text:style-name="P18"/>
      <text:p text:style-name="P28">paragraphe : tradition</text:p>
      <text:p text:style-name="P28">paragraphe : bienfaits sur la santé</text:p>
      <text:p text:style-name="P28"><text:soft-page-break/>paragraphe : tui na plaisir</text:p>
      <text:p text:style-name="P28">paragraphe:déroulement d'une séance</text:p>
      <text:p text:style-name="P18"/>
      <text:p text:style-name="P46">ajouter un paragraphe sur les huiles essentielles et leur qualité</text:p>
      <text:p text:style-name="P28"/>
      <text:p text:style-name="P29">(David doit faire un brouillon)</text:p>
      <text:p text:style-name="P19"/>
      <text:p text:style-name="P1"><text:span text:style-name="T13">Réfléxologie plantaire, </text:span><text:span text:style-name="T14">drainage lymphatique</text:span><text:span text:style-name="T13"> </text:span><text:span text:style-name="T9">et </text:span><text:span text:style-name="T13">irrigation du colon (même structuration) </text:span><text:span text:style-name="T9">; </text:span><text:span text:style-name="T13">prendre les textes envoyés par mail.</text:span></text:p>
      <text:p text:style-name="P5"/>
      <text:p text:style-name="P11">Page « Stages »</text:p>
      <text:p text:style-name="P8"/>
      <text:p text:style-name="P11">Pages « Commentaires »</text:p>
      <text:p text:style-name="P5"/>
      <text:p text:style-name="P13">Vérifier l'affichage des titres dans le navigateur car barre bizarre</text:p>
      <text:p text:style-name="P5"/>
      <text:p text:style-name="P47">Renommer les URL pour être plus explicite</text:p>
      <text:p text:style-name="P52"/>
      <text:p text:style-name="P47">une description distincte par page</text:p>
      <text:p text:style-name="P47"/>
      <text:p text:style-name="P48">les keywords</text:p>
      <text:p text:style-name="P5"/>
      <text:p text:style-name="P23">Faire le maximum de lien entre le site et le blog</text:p>
      <text:p text:style-name="P24"/>
      <text:p text:style-name="P49">Faire le site amis</text:p>
      <text:p text:style-name="P5"/>
      <text:p text:style-name="P6"><text:span text:style-name="T15">référencement : avertir google quand le site est prêt (cf page dans les favoris), insérer le site dans des annuaires généralistes et spécialisés ; lancer également l'indexation du blog ; </text:span><text:span text:style-name="T16">les liens externes → les amis et les annuaires</text:span></text:p>
      <text:p text:style-name="P5"/>
      <text:p text:style-name="P7">Blog</text:p>
      <text:p text:style-name="P7"/>
      <text:p text:style-name="P31">vérifier les textes SEO sur le blog ; le problème c'est pour les articles car il faut ajouter des références SEO pour chaque article. <text:s/><text:span text:style-name="T17">→ laisser SEO se débrouiller tout seul</text:span></text:p>
      <text:p text:style-name="P20"/>
      <text:p text:style-name="P21"/>
      <text:p text:style-name="P21">Dates :</text:p>
      <text:p text:style-name="P21">4 juillet → Mise en ligne du blog et du site</text:p>
      <text:p text:style-name="P21"/>
      <text:p text:style-name="P22">A faire :</text:p>
      <text:p text:style-name="P22">* <text:span text:style-name="T12">ajouter légendes, description pour toutes les images</text:span></text:p>
      <text:p text:style-name="P32">* ajouter le référencement SEO</text:p>
      <text:p text:style-name="P32">* ne pas oublier de paramétrer la modération des commentaires</text:p>
      <text:p text:style-name="P32">* activer le référencement</text:p>
      <text:p text:style-name="P32">* faire mise en page pour les mobiles et tablettes (mobile.css)</text:p>
      <text:p text:style-name="P51"><text:span text:style-name="T10">* </text:span><text:span text:style-name="T11">vérifier que tout fonctionne sous IE</text:span></text:p>
      <text:p text:style-name="P53"/>
      <text:p text:style-name="P54">Mise en production :</text:p>
      <text:p text:style-name="P54">ATTENTION LES LIENS DANS LES PAGES NE SE METTENT PAS A JOUR AUTOMATIQU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7T14:16:34</meta:creation-date>
    <dc:date>2013-07-03T15:35:41</dc:date>
    <meta:editing-duration>PT11H21M29S</meta:editing-duration>
    <meta:editing-cycles>58</meta:editing-cycles>
    <meta:generator>LibreOffice/4.0.2.2$Linux_X86_64 LibreOffice_project/400m0$Build-2</meta:generator>
    <meta:document-statistic meta:table-count="0" meta:image-count="0" meta:object-count="0" meta:page-count="2" meta:paragraph-count="58" meta:word-count="450" meta:character-count="2709" meta:non-whitespace-character-count="2314"/>
  </office:meta>
</office:document-meta>
</file>